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0.83mm"/>
    </style:style>
    <style:style style:name="co2" style:family="table-column">
      <style:table-column-properties fo:break-before="auto" style:column-width="15.52mm"/>
    </style:style>
    <style:style style:name="co3" style:family="table-column">
      <style:table-column-properties fo:break-before="auto" style:column-width="511.1mm"/>
    </style:style>
    <style:style style:name="co4" style:family="table-column">
      <style:table-column-properties fo:break-before="auto" style:column-width="204.08mm"/>
    </style:style>
    <style:style style:name="co5" style:family="table-column">
      <style:table-column-properties fo:break-before="auto" style:column-width="26.3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 Sharp" style:font-name-complex="Lohit Devanagari"/>
    </style:style>
  </office:automatic-styles>
  <office:body>
    <office:spreadsheet>
      <table:calculation-settings table:automatic-find-labels="false"/>
      <table:table table:name="ReglasH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omini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predicado</text:p>
          </table:table-cell>
          <table:table-cell table:style-name="Default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epto(X, descuento, porcentaje, salud,0.04, 2017).</text:p>
          </table:table-cell>
          <table:table-cell office:value-type="string" calcext:value-type="string">
            <text:p>descuento por <text:s/>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2]&amp;&quot;', '&quot;&amp;[.D2]&amp;&quot;' , 1); &quot;" office:value-type="string" office:string-value="insert into ruler.predicado(dominio, nombre, descripcion, tipo_predicado)     values (1, 'concepto(X, descuento, porcentaje, salud,0.04, 2017).', 'descuento por  salud' , 1); " calcext:value-type="string">
            <text:p>insert into ruler.predicado(dominio, nombre, descripcion, tipo_predicado) <text:s text:c="4"/>values (1, 'concepto(X, descuento, porcentaje, salud,0.04, 2017).', 'descuento por <text:s/>salud' , 1); 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291.86,298.65,9.05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3]&amp;&quot;', '&quot;&amp;[.D3]&amp;&quot;' , 1); &quot;" office:value-type="string" office:string-value="insert into ruler.predicado(dominio, nombre, descripcion, tipo_predicado)     values (1, 'tarifa(ret384,291.86,298.65,9.05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291.86,298.65,9.05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3,0,95,0,0).</text:p>
          </table:table-cell>
          <table:table-cell office:value-type="string" calcext:value-type="string">
            <text:p>Tarifa para la retencion 383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4]&amp;&quot;', '&quot;&amp;[.D4]&amp;&quot;' , 1); &quot;" office:value-type="string" office:string-value="insert into ruler.predicado(dominio, nombre, descripcion, tipo_predicado)     values (1, 'tarifa(ret383,0,95,0,0).', 'Tarifa para la retencion 383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3,0,95,0,0).', 'Tarifa para la retencion 383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3,95,150,0.19,0).</text:p>
          </table:table-cell>
          <table:table-cell office:value-type="string" calcext:value-type="string">
            <text:p>Tarifa para la retencion 383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5]&amp;&quot;', '&quot;&amp;[.D5]&amp;&quot;' , 1); &quot;" office:value-type="string" office:string-value="insert into ruler.predicado(dominio, nombre, descripcion, tipo_predicado)     values (1, 'tarifa(ret383,95,150,0.19,0).', 'Tarifa para la retencion 383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3,95,150,0.19,0).', 'Tarifa para la retencion 383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3,150,360,0.28,10).</text:p>
          </table:table-cell>
          <table:table-cell office:value-type="string" calcext:value-type="string">
            <text:p>Tarifa para la retencion 383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6]&amp;&quot;', '&quot;&amp;[.D6]&amp;&quot;' , 1); &quot;" office:value-type="string" office:string-value="insert into ruler.predicado(dominio, nombre, descripcion, tipo_predicado)     values (1, 'tarifa(ret383,150,360,0.28,10).', 'Tarifa para la retencion 383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3,150,360,0.28,10).', 'Tarifa para la retencion 383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3,360,999999999999,0.33,69).</text:p>
          </table:table-cell>
          <table:table-cell office:value-type="string" calcext:value-type="string">
            <text:p>Tarifa para la retencion 383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7]&amp;&quot;', '&quot;&amp;[.D7]&amp;&quot;' , 1); &quot;" office:value-type="string" office:string-value="insert into ruler.predicado(dominio, nombre, descripcion, tipo_predicado)     values (1, 'tarifa(ret383,360,999999999999,0.33,69).', 'Tarifa para la retencion 383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3,360,999999999999,0.33,69).', 'Tarifa para la retencion 383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0,128.96,0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8]&amp;&quot;', '&quot;&amp;[.D8]&amp;&quot;' , 1); &quot;" office:value-type="string" office:string-value="insert into ruler.predicado(dominio, nombre, descripcion, tipo_predicado)     values (1, 'tarifa(ret384,0,128.96,0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0,128.96,0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128.96,132.36,0.09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9]&amp;&quot;', '&quot;&amp;[.D9]&amp;&quot;' , 1); &quot;" office:value-type="string" office:string-value="insert into ruler.predicado(dominio, nombre, descripcion, tipo_predicado)     values (1, 'tarifa(ret384,128.96,132.36,0.09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128.96,132.36,0.09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132.36,135.75,0.09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10]&amp;&quot;', '&quot;&amp;[.D10]&amp;&quot;' , 1); &quot;" office:value-type="string" office:string-value="insert into ruler.predicado(dominio, nombre, descripcion, tipo_predicado)     values (1, 'tarifa(ret384,132.36,135.75,0.09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132.36,135.75,0.09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135.75,139.14,0.09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11]&amp;&quot;', '&quot;&amp;[.D11]&amp;&quot;' , 1); &quot;" office:value-type="string" office:string-value="insert into ruler.predicado(dominio, nombre, descripcion, tipo_predicado)     values (1, 'tarifa(ret384,135.75,139.14,0.09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135.75,139.14,0.09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139.14,142.54,0.09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12]&amp;&quot;', '&quot;&amp;[.D12]&amp;&quot;' , 1); &quot;" office:value-type="string" office:string-value="insert into ruler.predicado(dominio, nombre, descripcion, tipo_predicado)     values (1, 'tarifa(ret384,139.14,142.54,0.09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139.14,142.54,0.09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142.54,145.93,0.1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13]&amp;&quot;', '&quot;&amp;[.D13]&amp;&quot;' , 1); &quot;" office:value-type="string" office:string-value="insert into ruler.predicado(dominio, nombre, descripcion, tipo_predicado)     values (1, 'tarifa(ret384,142.54,145.93,0.1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142.54,145.93,0.1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145.93,149.32,0.2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14]&amp;&quot;', '&quot;&amp;[.D14]&amp;&quot;' , 1); &quot;" office:value-type="string" office:string-value="insert into ruler.predicado(dominio, nombre, descripcion, tipo_predicado)     values (1, 'tarifa(ret384,145.93,149.32,0.2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145.93,149.32,0.2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149.32,152.72,0.2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15]&amp;&quot;', '&quot;&amp;[.D15]&amp;&quot;' , 1); &quot;" office:value-type="string" office:string-value="insert into ruler.predicado(dominio, nombre, descripcion, tipo_predicado)     values (1, 'tarifa(ret384,149.32,152.72,0.2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149.32,152.72,0.2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152.72,156.11,0.21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16]&amp;&quot;', '&quot;&amp;[.D16]&amp;&quot;' , 1); &quot;" office:value-type="string" office:string-value="insert into ruler.predicado(dominio, nombre, descripcion, tipo_predicado)     values (1, 'tarifa(ret384,152.72,156.11,0.21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152.72,156.11,0.21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156.11,159.51,0.4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17]&amp;&quot;', '&quot;&amp;[.D17]&amp;&quot;' , 1); &quot;" office:value-type="string" office:string-value="insert into ruler.predicado(dominio, nombre, descripcion, tipo_predicado)     values (1, 'tarifa(ret384,156.11,159.51,0.4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156.11,159.51,0.4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159.51,162.9,0.41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18]&amp;&quot;', '&quot;&amp;[.D18]&amp;&quot;' , 1); &quot;" office:value-type="string" office:string-value="insert into ruler.predicado(dominio, nombre, descripcion, tipo_predicado)     values (1, 'tarifa(ret384,159.51,162.9,0.41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159.51,162.9,0.41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162.9,166.29,0.41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19]&amp;&quot;', '&quot;&amp;[.D19]&amp;&quot;' , 1); &quot;" office:value-type="string" office:string-value="insert into ruler.predicado(dominio, nombre, descripcion, tipo_predicado)     values (1, 'tarifa(ret384,162.9,166.29,0.41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162.9,166.29,0.41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166.29,169.69,0.7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20]&amp;&quot;', '&quot;&amp;[.D20]&amp;&quot;' , 1); &quot;" office:value-type="string" office:string-value="insert into ruler.predicado(dominio, nombre, descripcion, tipo_predicado)     values (1, 'tarifa(ret384,166.29,169.69,0.7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166.29,169.69,0.7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169.69,176.47,0.73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21]&amp;&quot;', '&quot;&amp;[.D21]&amp;&quot;' , 1); &quot;" office:value-type="string" office:string-value="insert into ruler.predicado(dominio, nombre, descripcion, tipo_predicado)     values (1, 'tarifa(ret384,169.69,176.47,0.73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169.69,176.47,0.73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176.47,183.26,1.15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22]&amp;&quot;', '&quot;&amp;[.D22]&amp;&quot;' , 1); &quot;" office:value-type="string" office:string-value="insert into ruler.predicado(dominio, nombre, descripcion, tipo_predicado)     values (1, 'tarifa(ret384,176.47,183.26,1.15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176.47,183.26,1.15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183.26,190.05,1.19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23]&amp;&quot;', '&quot;&amp;[.D23]&amp;&quot;' , 1); &quot;" office:value-type="string" office:string-value="insert into ruler.predicado(dominio, nombre, descripcion, tipo_predicado)     values (1, 'tarifa(ret384,183.26,190.05,1.19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183.26,190.05,1.19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190.05,196.84,1.65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24]&amp;&quot;', '&quot;&amp;[.D24]&amp;&quot;' , 1); &quot;" office:value-type="string" office:string-value="insert into ruler.predicado(dominio, nombre, descripcion, tipo_predicado)     values (1, 'tarifa(ret384,190.05,196.84,1.65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190.05,196.84,1.65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196.84,203.62,2.14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25]&amp;&quot;', '&quot;&amp;[.D25]&amp;&quot;' , 1); &quot;" office:value-type="string" office:string-value="insert into ruler.predicado(dominio, nombre, descripcion, tipo_predicado)     values (1, 'tarifa(ret384,196.84,203.62,2.14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196.84,203.62,2.14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203.62,210.41,2.21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26]&amp;&quot;', '&quot;&amp;[.D26]&amp;&quot;' , 1); &quot;" office:value-type="string" office:string-value="insert into ruler.predicado(dominio, nombre, descripcion, tipo_predicado)     values (1, 'tarifa(ret384,203.62,210.41,2.21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203.62,210.41,2.21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210.41,217.2,2.96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27]&amp;&quot;', '&quot;&amp;[.D27]&amp;&quot;' , 1); &quot;" office:value-type="string" office:string-value="insert into ruler.predicado(dominio, nombre, descripcion, tipo_predicado)     values (1, 'tarifa(ret384,210.41,217.2,2.96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210.41,217.2,2.96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217.2,230.77,3.87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28]&amp;&quot;', '&quot;&amp;[.D28]&amp;&quot;' , 1); &quot;" office:value-type="string" office:string-value="insert into ruler.predicado(dominio, nombre, descripcion, tipo_predicado)     values (1, 'tarifa(ret384,217.2,230.77,3.87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217.2,230.77,3.87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230.77,237.56,4.63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29]&amp;&quot;', '&quot;&amp;[.D29]&amp;&quot;' , 1); &quot;" office:value-type="string" office:string-value="insert into ruler.predicado(dominio, nombre, descripcion, tipo_predicado)     values (1, 'tarifa(ret384,230.77,237.56,4.63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230.77,237.56,4.63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237.56,244.35,5.06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30]&amp;&quot;', '&quot;&amp;[.D30]&amp;&quot;' , 1); &quot;" office:value-type="string" office:string-value="insert into ruler.predicado(dominio, nombre, descripcion, tipo_predicado)     values (1, 'tarifa(ret384,237.56,244.35,5.06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237.56,244.35,5.06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244.35,257.92,5.96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31]&amp;&quot;', '&quot;&amp;[.D31]&amp;&quot;' , 1); &quot;" office:value-type="string" office:string-value="insert into ruler.predicado(dominio, nombre, descripcion, tipo_predicado)     values (1, 'tarifa(ret384,244.35,257.92,5.96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244.35,257.92,5.96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257.92,264.71,6.44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32]&amp;&quot;', '&quot;&amp;[.D32]&amp;&quot;' , 1); &quot;" office:value-type="string" office:string-value="insert into ruler.predicado(dominio, nombre, descripcion, tipo_predicado)     values (1, 'tarifa(ret384,257.92,264.71,6.44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257.92,264.71,6.44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271.5,278.29,7.44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33]&amp;&quot;', '&quot;&amp;[.D33]&amp;&quot;' , 1); &quot;" office:value-type="string" office:string-value="insert into ruler.predicado(dominio, nombre, descripcion, tipo_predicado)     values (1, 'tarifa(ret384,271.5,278.29,7.44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271.5,278.29,7.44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264.71,271.5,6.93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34]&amp;&quot;', '&quot;&amp;[.D34]&amp;&quot;' , 1); &quot;" office:value-type="string" office:string-value="insert into ruler.predicado(dominio, nombre, descripcion, tipo_predicado)     values (1, 'tarifa(ret384,264.71,271.5,6.93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264.71,271.5,6.93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278.29,285.07,7.96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35]&amp;&quot;', '&quot;&amp;[.D35]&amp;&quot;' , 1); &quot;" office:value-type="string" office:string-value="insert into ruler.predicado(dominio, nombre, descripcion, tipo_predicado)     values (1, 'tarifa(ret384,278.29,285.07,7.96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278.29,285.07,7.96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285.07,291.86,8.5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36]&amp;&quot;', '&quot;&amp;[.D36]&amp;&quot;' , 1); &quot;" office:value-type="string" office:string-value="insert into ruler.predicado(dominio, nombre, descripcion, tipo_predicado)     values (1, 'tarifa(ret384,285.07,291.86,8.5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285.07,291.86,8.5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_contrato(prueba,no).</text:p>
          </table:table-cell>
          <table:table-cell office:value-type="string" calcext:value-type="string">
            <text:p>Regla para saber si la persona llego al final de su contrato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37]&amp;&quot;', '&quot;&amp;[.D37]&amp;&quot;' , 1); &quot;" office:value-type="string" office:string-value="insert into ruler.predicado(dominio, nombre, descripcion, tipo_predicado)     values (1, 'fin_contrato(prueba,no).', 'Regla para saber si la persona llego al final de su contrato' , 1); " calcext:value-type="string">
            <text:p>insert into ruler.predicado(dominio, nombre, descripcion, tipo_predicado) <text:s text:c="4"/>values (1, 'fin_contrato(prueba,no).', 'Regla para saber si la persona llego al final de su contrato' , 1); 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298.65,305.44,9.62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38]&amp;&quot;', '&quot;&amp;[.D38]&amp;&quot;' , 1); &quot;" office:value-type="string" office:string-value="insert into ruler.predicado(dominio, nombre, descripcion, tipo_predicado)     values (1, 'tarifa(ret384,298.65,305.44,9.62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298.65,305.44,9.62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305.44,312.22,10.21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39]&amp;&quot;', '&quot;&amp;[.D39]&amp;&quot;' , 1); &quot;" office:value-type="string" office:string-value="insert into ruler.predicado(dominio, nombre, descripcion, tipo_predicado)     values (1, 'tarifa(ret384,305.44,312.22,10.21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305.44,312.22,10.21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312.22,319.01,10.81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40]&amp;&quot;', '&quot;&amp;[.D40]&amp;&quot;' , 1); &quot;" office:value-type="string" office:string-value="insert into ruler.predicado(dominio, nombre, descripcion, tipo_predicado)     values (1, 'tarifa(ret384,312.22,319.01,10.81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312.22,319.01,10.81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319.01,325.8,11.43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41]&amp;&quot;', '&quot;&amp;[.D41]&amp;&quot;' , 1); &quot;" office:value-type="string" office:string-value="insert into ruler.predicado(dominio, nombre, descripcion, tipo_predicado)     values (1, 'tarifa(ret384,319.01,325.8,11.43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319.01,325.8,11.43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325.8,332.59,12.07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42]&amp;&quot;', '&quot;&amp;[.D42]&amp;&quot;' , 1); &quot;" office:value-type="string" office:string-value="insert into ruler.predicado(dominio, nombre, descripcion, tipo_predicado)     values (1, 'tarifa(ret384,325.8,332.59,12.07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325.8,332.59,12.07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332.59,339.37,12.71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43]&amp;&quot;', '&quot;&amp;[.D43]&amp;&quot;' , 1); &quot;" office:value-type="string" office:string-value="insert into ruler.predicado(dominio, nombre, descripcion, tipo_predicado)     values (1, 'tarifa(ret384,332.59,339.37,12.71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332.59,339.37,12.71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339.37,356.34,14.06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44]&amp;&quot;', '&quot;&amp;[.D44]&amp;&quot;' , 1); &quot;" office:value-type="string" office:string-value="insert into ruler.predicado(dominio, nombre, descripcion, tipo_predicado)     values (1, 'tarifa(ret384,339.37,356.34,14.06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339.37,356.34,14.06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356.34,373.31,15.83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45]&amp;&quot;', '&quot;&amp;[.D45]&amp;&quot;' , 1); &quot;" office:value-type="string" office:string-value="insert into ruler.predicado(dominio, nombre, descripcion, tipo_predicado)     values (1, 'tarifa(ret384,356.34,373.31,15.83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356.34,373.31,15.83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373.31,390.28,17.69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46]&amp;&quot;', '&quot;&amp;[.D46]&amp;&quot;' , 1); &quot;" office:value-type="string" office:string-value="insert into ruler.predicado(dominio, nombre, descripcion, tipo_predicado)     values (1, 'tarifa(ret384,373.31,390.28,17.69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373.31,390.28,17.69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390.28,407.25,19.65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47]&amp;&quot;', '&quot;&amp;[.D47]&amp;&quot;' , 1); &quot;" office:value-type="string" office:string-value="insert into ruler.predicado(dominio, nombre, descripcion, tipo_predicado)     values (1, 'tarifa(ret384,390.28,407.25,19.65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390.28,407.25,19.65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407.25,424.22,21.69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48]&amp;&quot;', '&quot;&amp;[.D48]&amp;&quot;' , 1); &quot;" office:value-type="string" office:string-value="insert into ruler.predicado(dominio, nombre, descripcion, tipo_predicado)     values (1, 'tarifa(ret384,407.25,424.22,21.69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407.25,424.22,21.69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424.22,441.19,23.84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49]&amp;&quot;', '&quot;&amp;[.D49]&amp;&quot;' , 1); &quot;" office:value-type="string" office:string-value="insert into ruler.predicado(dominio, nombre, descripcion, tipo_predicado)     values (1, 'tarifa(ret384,424.22,441.19,23.84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424.22,441.19,23.84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441.19,458.16,26.07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50]&amp;&quot;', '&quot;&amp;[.D50]&amp;&quot;' , 1); &quot;" office:value-type="string" office:string-value="insert into ruler.predicado(dominio, nombre, descripcion, tipo_predicado)     values (1, 'tarifa(ret384,441.19,458.16,26.07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441.19,458.16,26.07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458.16,475.12,28.39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51]&amp;&quot;', '&quot;&amp;[.D51]&amp;&quot;' , 1); &quot;" office:value-type="string" office:string-value="insert into ruler.predicado(dominio, nombre, descripcion, tipo_predicado)     values (1, 'tarifa(ret384,458.16,475.12,28.39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458.16,475.12,28.39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475.12,492.09,30.8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52]&amp;&quot;', '&quot;&amp;[.D52]&amp;&quot;' , 1); &quot;" office:value-type="string" office:string-value="insert into ruler.predicado(dominio, nombre, descripcion, tipo_predicado)     values (1, 'tarifa(ret384,475.12,492.09,30.8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475.12,492.09,30.8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492.09,509.06,33.29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53]&amp;&quot;', '&quot;&amp;[.D53]&amp;&quot;' , 1); &quot;" office:value-type="string" office:string-value="insert into ruler.predicado(dominio, nombre, descripcion, tipo_predicado)     values (1, 'tarifa(ret384,492.09,509.06,33.29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492.09,509.06,33.29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509.06,526.03,35.87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54]&amp;&quot;', '&quot;&amp;[.D54]&amp;&quot;' , 1); &quot;" office:value-type="string" office:string-value="insert into ruler.predicado(dominio, nombre, descripcion, tipo_predicado)     values (1, 'tarifa(ret384,509.06,526.03,35.87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509.06,526.03,35.87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526.03,543,38.54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55]&amp;&quot;', '&quot;&amp;[.D55]&amp;&quot;' , 1); &quot;" office:value-type="string" office:string-value="insert into ruler.predicado(dominio, nombre, descripcion, tipo_predicado)     values (1, 'tarifa(ret384,526.03,543,38.54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526.03,543,38.54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543,559.97,41.29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56]&amp;&quot;', '&quot;&amp;[.D56]&amp;&quot;' , 1); &quot;" office:value-type="string" office:string-value="insert into ruler.predicado(dominio, nombre, descripcion, tipo_predicado)     values (1, 'tarifa(ret384,543,559.97,41.29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543,559.97,41.29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559.97,576.94,44.11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57]&amp;&quot;', '&quot;&amp;[.D57]&amp;&quot;' , 1); &quot;" office:value-type="string" office:string-value="insert into ruler.predicado(dominio, nombre, descripcion, tipo_predicado)     values (1, 'tarifa(ret384,559.97,576.94,44.11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559.97,576.94,44.11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576.94,593.9,47.02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58]&amp;&quot;', '&quot;&amp;[.D58]&amp;&quot;' , 1); &quot;" office:value-type="string" office:string-value="insert into ruler.predicado(dominio, nombre, descripcion, tipo_predicado)     values (1, 'tarifa(ret384,576.94,593.9,47.02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576.94,593.9,47.02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593.9,610.87,50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59]&amp;&quot;', '&quot;&amp;[.D59]&amp;&quot;' , 1); &quot;" office:value-type="string" office:string-value="insert into ruler.predicado(dominio, nombre, descripcion, tipo_predicado)     values (1, 'tarifa(ret384,593.9,610.87,50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593.9,610.87,50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610.87,627.84,53.06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60]&amp;&quot;', '&quot;&amp;[.D60]&amp;&quot;' , 1); &quot;" office:value-type="string" office:string-value="insert into ruler.predicado(dominio, nombre, descripcion, tipo_predicado)     values (1, 'tarifa(ret384,610.87,627.84,53.06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610.87,627.84,53.06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627.84,644.81,56.2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61]&amp;&quot;', '&quot;&amp;[.D61]&amp;&quot;' , 1); &quot;" office:value-type="string" office:string-value="insert into ruler.predicado(dominio, nombre, descripcion, tipo_predicado)     values (1, 'tarifa(ret384,627.84,644.81,56.2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627.84,644.81,56.2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644.81,661.78,59.4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62]&amp;&quot;', '&quot;&amp;[.D62]&amp;&quot;' , 1); &quot;" office:value-type="string" office:string-value="insert into ruler.predicado(dominio, nombre, descripcion, tipo_predicado)     values (1, 'tarifa(ret384,644.81,661.78,59.4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644.81,661.78,59.4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661.78,678.75,62.68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63]&amp;&quot;', '&quot;&amp;[.D63]&amp;&quot;' , 1); &quot;" office:value-type="string" office:string-value="insert into ruler.predicado(dominio, nombre, descripcion, tipo_predicado)     values (1, 'tarifa(ret384,661.78,678.75,62.68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661.78,678.75,62.68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678.75,695.72,66.02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64]&amp;&quot;', '&quot;&amp;[.D64]&amp;&quot;' , 1); &quot;" office:value-type="string" office:string-value="insert into ruler.predicado(dominio, nombre, descripcion, tipo_predicado)     values (1, 'tarifa(ret384,678.75,695.72,66.02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678.75,695.72,66.02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695.72,712.69,69.43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65]&amp;&quot;', '&quot;&amp;[.D65]&amp;&quot;' , 1); &quot;" office:value-type="string" office:string-value="insert into ruler.predicado(dominio, nombre, descripcion, tipo_predicado)     values (1, 'tarifa(ret384,695.72,712.69,69.43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695.72,712.69,69.43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712.69,729.65,72.9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66]&amp;&quot;', '&quot;&amp;[.D66]&amp;&quot;' , 1); &quot;" office:value-type="string" office:string-value="insert into ruler.predicado(dominio, nombre, descripcion, tipo_predicado)     values (1, 'tarifa(ret384,712.69,729.65,72.9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712.69,729.65,72.9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729.65,746.62,76.43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67]&amp;&quot;', '&quot;&amp;[.D67]&amp;&quot;' , 1); &quot;" office:value-type="string" office:string-value="insert into ruler.predicado(dominio, nombre, descripcion, tipo_predicado)     values (1, 'tarifa(ret384,729.65,746.62,76.43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729.65,746.62,76.43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746.62,763.59,80.03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68]&amp;&quot;', '&quot;&amp;[.D68]&amp;&quot;' , 1); &quot;" office:value-type="string" office:string-value="insert into ruler.predicado(dominio, nombre, descripcion, tipo_predicado)     values (1, 'tarifa(ret384,746.62,763.59,80.03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746.62,763.59,80.03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763.59,780.56,83.68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69]&amp;&quot;', '&quot;&amp;[.D69]&amp;&quot;' , 1); &quot;" office:value-type="string" office:string-value="insert into ruler.predicado(dominio, nombre, descripcion, tipo_predicado)     values (1, 'tarifa(ret384,763.59,780.56,83.68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763.59,780.56,83.68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780.56,797.53,87.39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70]&amp;&quot;', '&quot;&amp;[.D70]&amp;&quot;' , 1); &quot;" office:value-type="string" office:string-value="insert into ruler.predicado(dominio, nombre, descripcion, tipo_predicado)     values (1, 'tarifa(ret384,780.56,797.53,87.39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780.56,797.53,87.39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797.53,814.5,91.15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71]&amp;&quot;', '&quot;&amp;[.D71]&amp;&quot;' , 1); &quot;" office:value-type="string" office:string-value="insert into ruler.predicado(dominio, nombre, descripcion, tipo_predicado)     values (1, 'tarifa(ret384,797.53,814.5,91.15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797.53,814.5,91.15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814.5,831.47,94.96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72]&amp;&quot;', '&quot;&amp;[.D72]&amp;&quot;' , 1); &quot;" office:value-type="string" office:string-value="insert into ruler.predicado(dominio, nombre, descripcion, tipo_predicado)     values (1, 'tarifa(ret384,814.5,831.47,94.96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814.5,831.47,94.96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831.47,848.44,98.81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73]&amp;&quot;', '&quot;&amp;[.D73]&amp;&quot;' , 1); &quot;" office:value-type="string" office:string-value="insert into ruler.predicado(dominio, nombre, descripcion, tipo_predicado)     values (1, 'tarifa(ret384,831.47,848.44,98.81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831.47,848.44,98.81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848.44,865.4,102.72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74]&amp;&quot;', '&quot;&amp;[.D74]&amp;&quot;' , 1); &quot;" office:value-type="string" office:string-value="insert into ruler.predicado(dominio, nombre, descripcion, tipo_predicado)     values (1, 'tarifa(ret384,848.44,865.4,102.72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848.44,865.4,102.72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865.4,882.37,106.67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75]&amp;&quot;', '&quot;&amp;[.D75]&amp;&quot;' , 1); &quot;" office:value-type="string" office:string-value="insert into ruler.predicado(dominio, nombre, descripcion, tipo_predicado)     values (1, 'tarifa(ret384,865.4,882.37,106.67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865.4,882.37,106.67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882.37,899.34,110.65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76]&amp;&quot;', '&quot;&amp;[.D76]&amp;&quot;' , 1); &quot;" office:value-type="string" office:string-value="insert into ruler.predicado(dominio, nombre, descripcion, tipo_predicado)     values (1, 'tarifa(ret384,882.37,899.34,110.65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882.37,899.34,110.65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899.34,916.31,114.68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77]&amp;&quot;', '&quot;&amp;[.D77]&amp;&quot;' , 1); &quot;" office:value-type="string" office:string-value="insert into ruler.predicado(dominio, nombre, descripcion, tipo_predicado)     values (1, 'tarifa(ret384,899.34,916.31,114.68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899.34,916.31,114.68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916.31,933.28,118.74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78]&amp;&quot;', '&quot;&amp;[.D78]&amp;&quot;' , 1); &quot;" office:value-type="string" office:string-value="insert into ruler.predicado(dominio, nombre, descripcion, tipo_predicado)     values (1, 'tarifa(ret384,916.31,933.28,118.74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916.31,933.28,118.74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933.28,950.25,122.84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79]&amp;&quot;', '&quot;&amp;[.D79]&amp;&quot;' , 1); &quot;" office:value-type="string" office:string-value="insert into ruler.predicado(dominio, nombre, descripcion, tipo_predicado)     values (1, 'tarifa(ret384,933.28,950.25,122.84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933.28,950.25,122.84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950.25,967.22,126.96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80]&amp;&quot;', '&quot;&amp;[.D80]&amp;&quot;' , 1); &quot;" office:value-type="string" office:string-value="insert into ruler.predicado(dominio, nombre, descripcion, tipo_predicado)     values (1, 'tarifa(ret384,950.25,967.22,126.96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950.25,967.22,126.96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967.22,984.19,131.11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81]&amp;&quot;', '&quot;&amp;[.D81]&amp;&quot;' , 1); &quot;" office:value-type="string" office:string-value="insert into ruler.predicado(dominio, nombre, descripcion, tipo_predicado)     values (1, 'tarifa(ret384,967.22,984.19,131.11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967.22,984.19,131.11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984.19,1001.15,135.29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82]&amp;&quot;', '&quot;&amp;[.D82]&amp;&quot;' , 1); &quot;" office:value-type="string" office:string-value="insert into ruler.predicado(dominio, nombre, descripcion, tipo_predicado)     values (1, 'tarifa(ret384,984.19,1001.15,135.29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984.19,1001.15,135.29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1001.15,1018.12,139.49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83]&amp;&quot;', '&quot;&amp;[.D83]&amp;&quot;' , 1); &quot;" office:value-type="string" office:string-value="insert into ruler.predicado(dominio, nombre, descripcion, tipo_predicado)     values (1, 'tarifa(ret384,1001.15,1018.12,139.49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1001.15,1018.12,139.49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1018.12,1035.09,143.71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84]&amp;&quot;', '&quot;&amp;[.D84]&amp;&quot;' , 1); &quot;" office:value-type="string" office:string-value="insert into ruler.predicado(dominio, nombre, descripcion, tipo_predicado)     values (1, 'tarifa(ret384,1018.12,1035.09,143.71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1018.12,1035.09,143.71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1035.09,1052.06,147.94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85]&amp;&quot;', '&quot;&amp;[.D85]&amp;&quot;' , 1); &quot;" office:value-type="string" office:string-value="insert into ruler.predicado(dominio, nombre, descripcion, tipo_predicado)     values (1, 'tarifa(ret384,1035.09,1052.06,147.94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1035.09,1052.06,147.94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1052.06,1069.03,152.19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86]&amp;&quot;', '&quot;&amp;[.D86]&amp;&quot;' , 1); &quot;" office:value-type="string" office:string-value="insert into ruler.predicado(dominio, nombre, descripcion, tipo_predicado)     values (1, 'tarifa(ret384,1052.06,1069.03,152.19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1052.06,1069.03,152.19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1069.03,1086,156.45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87]&amp;&quot;', '&quot;&amp;[.D87]&amp;&quot;' , 1); &quot;" office:value-type="string" office:string-value="insert into ruler.predicado(dominio, nombre, descripcion, tipo_predicado)     values (1, 'tarifa(ret384,1069.03,1086,156.45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1069.03,1086,156.45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1086,1102.97,160.72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88]&amp;&quot;', '&quot;&amp;[.D88]&amp;&quot;' , 1); &quot;" office:value-type="string" office:string-value="insert into ruler.predicado(dominio, nombre, descripcion, tipo_predicado)     values (1, 'tarifa(ret384,1086,1102.97,160.72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1086,1102.97,160.72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1102.97,1119.93,164.99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89]&amp;&quot;', '&quot;&amp;[.D89]&amp;&quot;' , 1); &quot;" office:value-type="string" office:string-value="insert into ruler.predicado(dominio, nombre, descripcion, tipo_predicado)     values (1, 'tarifa(ret384,1102.97,1119.93,164.99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1102.97,1119.93,164.99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384,1119.93,1136.92,169.26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90]&amp;&quot;', '&quot;&amp;[.D90]&amp;&quot;' , 1); &quot;" office:value-type="string" office:string-value="insert into ruler.predicado(dominio, nombre, descripcion, tipo_predicado)     values (1, 'tarifa(ret384,1119.93,1136.92,169.26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1, 'tarifa(ret384,1119.93,1136.92,169.26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reteIca,9.66,1000,0,0).</text:p>
          </table:table-cell>
          <table:table-cell office:value-type="string" calcext:value-type="string">
            <text:p>Tarifa para reteica *no se usan los 5 campos, el primero representa un factor y el otro una base para el calculo de este descuento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91]&amp;&quot;', '&quot;&amp;[.D91]&amp;&quot;' , 1); &quot;" office:value-type="string" office:string-value="insert into ruler.predicado(dominio, nombre, descripcion, tipo_predicado)     values (1, 'tarifa(reteIca,9.66,1000,0,0).', 'Tarifa para reteica *no se usan los 5 campos, el primero representa un factor y el otro una base para el calculo de este descuento*' , 1); " calcext:value-type="string">
            <text:p>insert into ruler.predicado(dominio, nombre, descripcion, tipo_predicado) <text:s text:c="4"/>values (1, 'tarifa(reteIca,9.66,1000,0,0).', 'Tarifa para reteica *no se usan los 5 campos, el primero representa un factor y el otro una base para el calculo de este descuento*' , 1); 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estampillaUD,0.01,0,0,0).</text:p>
          </table:table-cell>
          <table:table-cell office:value-type="string" calcext:value-type="string">
            <text:p>Tarifa para estampilla UD *no se usan los 5 campos, el primero representa el porsentaje de descuento que se aplica a la base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92]&amp;&quot;', '&quot;&amp;[.D92]&amp;&quot;' , 1); &quot;" office:value-type="string" office:string-value="insert into ruler.predicado(dominio, nombre, descripcion, tipo_predicado)     values (1, 'tarifa(estampillaUD,0.01,0,0,0).', 'Tarifa para estampilla UD *no se usan los 5 campos, el primero representa el porsentaje de descuento que se aplica a la base*' , 1); " calcext:value-type="string">
            <text:p>insert into ruler.predicado(dominio, nombre, descripcion, tipo_predicado) <text:s text:c="4"/>values (1, 'tarifa(estampillaUD,0.01,0,0,0).', 'Tarifa para estampilla UD *no se usan los 5 campos, el primero representa el porsentaje de descuento que se aplica a la base*' , 1); 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proCultura,0.005,0,0,0).</text:p>
          </table:table-cell>
          <table:table-cell office:value-type="string" calcext:value-type="string">
            <text:p>Tarifa para procultura *no se usan los 5 campos, el primero representa el porsentaje de descuento que se aplica a la base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93]&amp;&quot;', '&quot;&amp;[.D93]&amp;&quot;' , 1); &quot;" office:value-type="string" office:string-value="insert into ruler.predicado(dominio, nombre, descripcion, tipo_predicado)     values (1, 'tarifa(proCultura,0.005,0,0,0).', 'Tarifa para procultura *no se usan los 5 campos, el primero representa el porsentaje de descuento que se aplica a la base*' , 1); " calcext:value-type="string">
            <text:p>insert into ruler.predicado(dominio, nombre, descripcion, tipo_predicado) <text:s text:c="4"/>values (1, 'tarifa(proCultura,0.005,0,0,0).', 'Tarifa para procultura *no se usan los 5 campos, el primero representa el porsentaje de descuento que se aplica a la base*' , 1); 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s_liquidados(prueba,30).</text:p>
          </table:table-cell>
          <table:table-cell office:value-type="string" calcext:value-type="string">
            <text:p>dias del periodo de liquidacion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94]&amp;&quot;', '&quot;&amp;[.D94]&amp;&quot;' , 1); &quot;" office:value-type="string" office:string-value="insert into ruler.predicado(dominio, nombre, descripcion, tipo_predicado)     values (1, 'dias_liquidados(prueba,30).', 'dias del periodo de liquidacion' , 1); " calcext:value-type="string">
            <text:p>insert into ruler.predicado(dominio, nombre, descripcion, tipo_predicado) <text:s text:c="4"/>values (1, 'dias_liquidados(prueba,30).', 'dias del periodo de liquidacion' , 1); 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_concepto_ley(X,Y,P,secrHacienda):- base_concepto_ley(X,Y,P,rete383).</text:p>
          </table:table-cell>
          <table:table-cell office:value-type="string" calcext:value-type="string">
            <text:p>Calculo de la base para cada descuento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95]&amp;&quot;', '&quot;&amp;[.D95]&amp;&quot;' , 1); &quot;" office:value-type="string" office:string-value="insert into ruler.predicado(dominio, nombre, descripcion, tipo_predicado)     values (1, 'base_concepto_ley(X,Y,P,secrHacienda):- base_concepto_ley(X,Y,P,rete383).', 'Calculo de la base para cada descuento' , 1); " calcext:value-type="string">
            <text:p>insert into ruler.predicado(dominio, nombre, descripcion, tipo_predicado) <text:s text:c="4"/>values (1, 'base_concepto_ley(X,Y,P,secrHacienda):- base_concepto_ley(X,Y,P,rete383).', 'Calculo de la base para cada descuento' , 1); 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epto_ley(X,Y,P,V,rete383):- base_concepto_ley(X,V,P,rete383),valor_uvt(U,P),T is V / U ,tarifa(ret383,I,S,C,A),T@&gt;I,T@=&lt;S,R is (((T-I)*C)+A)*U,Y is (R rnd 0).</text:p>
          </table:table-cell>
          <table:table-cell office:value-type="string" calcext:value-type="string">
            <text:p>Calculo de los descuentos a aplicar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96]&amp;&quot;', '&quot;&amp;[.D96]&amp;&quot;' , 1); &quot;" office:value-type="string" office:string-value="insert into ruler.predicado(dominio, nombre, descripcion, tipo_predicado)     values (1, 'concepto_ley(X,Y,P,V,rete383):- base_concepto_ley(X,V,P,rete383),valor_uvt(U,P),T is V / U ,tarifa(ret383,I,S,C,A),T@&gt;I,T@=&lt;S,R is (((T-I)*C)+A)*U,Y is (R rnd 0).', 'Calculo de los descuentos a aplicar' , 1); " calcext:value-type="string">
            <text:p>insert into ruler.predicado(dominio, nombre, descripcion, tipo_predicado) <text:s text:c="4"/>values (1, 'concepto_ley(X,Y,P,V,rete383):- base_concepto_ley(X,V,P,rete383),valor_uvt(U,P),T is V / U ,tarifa(ret383,I,S,C,A),T@&gt;I,T@=&lt;S,R is (((T-I)*C)+A)*U,Y is (R rnd 0).', 'Calculo de los descuentos a aplicar' , 1); 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o_concepto(X,T,P,N,R):- concepto(X,T,Y,N,Z,P), ((Y==fijo)-&gt;(R is Z)).</text:p>
          </table:table-cell>
          <table:table-cell office:value-type="string" calcext:value-type="string">
            <text:p>informacion de una noveda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97]&amp;&quot;', '&quot;&amp;[.D97]&amp;&quot;' , 1); &quot;" office:value-type="string" office:string-value="insert into ruler.predicado(dominio, nombre, descripcion, tipo_predicado)     values (1, 'info_concepto(X,T,P,N,R):- concepto(X,T,Y,N,Z,P), ((Y==fijo)-&gt;(R is Z)).', 'informacion de una novedad' , 1); " calcext:value-type="string">
            <text:p>insert into ruler.predicado(dominio, nombre, descripcion, tipo_predicado) <text:s text:c="4"/>values (1, 'info_concepto(X,T,P,N,R):- concepto(X,T,Y,N,Z,P), ((Y==fijo)-&gt;(R is Z)).', 'informacion de una novedad' , 1); 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_concepto_ley(X,Y,P,rete383):- valor_pago(X,V,P,T),R is (T * 0.25) rnd 0 , S is T - R,Y is (S rnd 0).</text:p>
          </table:table-cell>
          <table:table-cell office:value-type="string" calcext:value-type="string">
            <text:p>Calculo de la base para cada descuento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98]&amp;&quot;', '&quot;&amp;[.D98]&amp;&quot;' , 1); &quot;" office:value-type="string" office:string-value="insert into ruler.predicado(dominio, nombre, descripcion, tipo_predicado)     values (1, 'base_concepto_ley(X,Y,P,rete383):- valor_pago(X,V,P,T),R is (T * 0.25) rnd 0 , S is T - R,Y is (S rnd 0).', 'Calculo de la base para cada descuento' , 1); " calcext:value-type="string">
            <text:p>insert into ruler.predicado(dominio, nombre, descripcion, tipo_predicado) <text:s text:c="4"/>values (1, 'base_concepto_ley(X,Y,P,rete383):- valor_pago(X,V,P,T),R is (T * 0.25) rnd 0 , S is T - R,Y is (S rnd 0).', 'Calculo de la base para cada descuento' , 1); 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_concepto_ley(X,Y,P,rete384):- valor_pago(X,V,P,T), Y is (T rnd 0).</text:p>
          </table:table-cell>
          <table:table-cell office:value-type="string" calcext:value-type="string">
            <text:p>Calculo de la base para cada descuento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99]&amp;&quot;', '&quot;&amp;[.D99]&amp;&quot;' , 1); &quot;" office:value-type="string" office:string-value="insert into ruler.predicado(dominio, nombre, descripcion, tipo_predicado)     values (1, 'base_concepto_ley(X,Y,P,rete384):- valor_pago(X,V,P,T), Y is (T rnd 0).', 'Calculo de la base para cada descuento' , 1); " calcext:value-type="string">
            <text:p>insert into ruler.predicado(dominio, nombre, descripcion, tipo_predicado) <text:s text:c="4"/>values (1, 'base_concepto_ley(X,Y,P,rete384):- valor_pago(X,V,P,T), Y is (T rnd 0).', 'Calculo de la base para cada descuento' , 1); 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o_concepto(X,T,P,N,R) :- concepto(X,T,Y,N,Z,P),((Y==porcentaje)-&gt;(valor_pago(X,Y,P,T),R is T * Z)).</text:p>
          </table:table-cell>
          <table:table-cell office:value-type="string" calcext:value-type="string">
            <text:p>informacion de una noveda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100]&amp;&quot;', '&quot;&amp;[.D100]&amp;&quot;' , 1); &quot;" office:value-type="string" office:string-value="insert into ruler.predicado(dominio, nombre, descripcion, tipo_predicado)     values (1, 'info_concepto(X,T,P,N,R) :- concepto(X,T,Y,N,Z,P),((Y==porcentaje)-&gt;(valor_pago(X,Y,P,T),R is T * Z)).', 'informacion de una novedad' , 1); " calcext:value-type="string">
            <text:p>insert into ruler.predicado(dominio, nombre, descripcion, tipo_predicado) <text:s text:c="4"/>values (1, 'info_concepto(X,T,P,N,R) :- concepto(X,T,Y,N,Z,P),((Y==porcentaje)-&gt;(valor_pago(X,Y,P,T),R is T * Z)).', 'informacion de una novedad' , 1); 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epto(X, descuento, porcentaje, pension,0.04, 2017).</text:p>
          </table:table-cell>
          <table:table-cell office:value-type="string" calcext:value-type="string">
            <text:p>descuento por Pension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101]&amp;&quot;', '&quot;&amp;[.D101]&amp;&quot;' , 1); &quot;" office:value-type="string" office:string-value="insert into ruler.predicado(dominio, nombre, descripcion, tipo_predicado)     values (1, 'concepto(X, descuento, porcentaje, pension,0.04, 2017).', 'descuento por Pension' , 1); " calcext:value-type="string">
            <text:p>insert into ruler.predicado(dominio, nombre, descripcion, tipo_predicado) <text:s text:c="4"/>values (1, 'concepto(X, descuento, porcentaje, pension,0.04, 2017).', 'descuento por Pension' , 1); 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or_uvt(31859,2017).</text:p>
          </table:table-cell>
          <table:table-cell office:value-type="string" calcext:value-type="string">
            <text:p>Valor uvt por periodo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102]&amp;&quot;', '&quot;&amp;[.D102]&amp;&quot;' , 1); &quot;" office:value-type="string" office:string-value="insert into ruler.predicado(dominio, nombre, descripcion, tipo_predicado)     values (1, 'valor_uvt(31859,2017).', 'Valor uvt por periodo' , 1); " calcext:value-type="string">
            <text:p>insert into ruler.predicado(dominio, nombre, descripcion, tipo_predicado) <text:s text:c="4"/>values (1, 'valor_uvt(31859,2017).', 'Valor uvt por periodo' , 1); 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fa(adultoMayor,0.02,0,0,0).</text:p>
          </table:table-cell>
          <table:table-cell office:value-type="string" calcext:value-type="string">
            <text:p>Tarifa para adilto mayor*no se usan los 5 campos, el primero representa el porsentaje de descuento que se aplica a la base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103]&amp;&quot;', '&quot;&amp;[.D103]&amp;&quot;' , 1); &quot;" office:value-type="string" office:string-value="insert into ruler.predicado(dominio, nombre, descripcion, tipo_predicado)     values (1, 'tarifa(adultoMayor,0.02,0,0,0).', 'Tarifa para adilto mayor*no se usan los 5 campos, el primero representa el porsentaje de descuento que se aplica a la base*' , 1); " calcext:value-type="string">
            <text:p>insert into ruler.predicado(dominio, nombre, descripcion, tipo_predicado) <text:s text:c="4"/>values (1, 'tarifa(adultoMayor,0.02,0,0,0).', 'Tarifa para adilto mayor*no se usan los 5 campos, el primero representa el porsentaje de descuento que se aplica a la base*' , 1); 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epto_ley(X,Y,P,V,rete384):- base_concepto_ley(X,V,P,rete384),valor_uvt(U,P),T is V / U ,tarifa(ret384,I,S,C,A), (T@&gt;I,T@=&lt;S)-&gt; (R is (C * U),Y is (R rnd 0)); (R is (((0.27*T)-135.17) * U) ,Y is (R rnd 0)).</text:p>
          </table:table-cell>
          <table:table-cell office:value-type="string" calcext:value-type="string">
            <text:p>Calculo de los descuentos a aplicar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104]&amp;&quot;', '&quot;&amp;[.D104]&amp;&quot;' , 1); &quot;" office:value-type="string" office:string-value="insert into ruler.predicado(dominio, nombre, descripcion, tipo_predicado)     values (1, 'concepto_ley(X,Y,P,V,rete384):- base_concepto_ley(X,V,P,rete384),valor_uvt(U,P),T is V / U ,tarifa(ret384,I,S,C,A), (T@&gt;I,T@=&lt;S)-&gt; (R is (C * U),Y is (R rnd 0)); (R is (((0.27*T)-135.17) * U) ,Y is (R rnd 0)).', 'Calculo de los descuentos a aplicar' , 1); " calcext:value-type="string">
            <text:p>insert into ruler.predicado(dominio, nombre, descripcion, tipo_predicado) <text:s text:c="4"/>values (1, 'concepto_ley(X,Y,P,V,rete384):- base_concepto_ley(X,V,P,rete384),valor_uvt(U,P),T is V / U ,tarifa(ret384,I,S,C,A), (T@&gt;I,T@=&lt;S)-&gt; (R is (C * U),Y is (R rnd 0)); (R is (((0.27*T)-135.17) * U) ,Y is (R rnd 0)).', 'Calculo de los descuentos a aplicar' , 1); 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centaje_prestaciones(2017,0.200236900127638).</text:p>
          </table:table-cell>
          <table:table-cell office:value-type="string" calcext:value-type="string">
            <text:p>Porcentaje para calcular del valor del RP las prestaciones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105]&amp;&quot;', '&quot;&amp;[.D105]&amp;&quot;' , 1); &quot;" office:value-type="string" office:string-value="insert into ruler.predicado(dominio, nombre, descripcion, tipo_predicado)     values (1, 'porcentaje_prestaciones(2017,0.200236900127638).', 'Porcentaje para calcular del valor del RP las prestaciones' , 1); " calcext:value-type="string">
            <text:p>insert into ruler.predicado(dominio, nombre, descripcion, tipo_predicado) <text:s text:c="4"/>values (1, 'porcentaje_prestaciones(2017,0.200236900127638).', 'Porcentaje para calcular del valor del RP las prestaciones' , 1); 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or_pago(X,V,P,T):- valor_contrato(X,VC), calcular_prestaciones(P,PC), Y is (VC - PC), duracion_contrato(X,D,V), R is Y / D, PB is (R rnd 0), dias_liquidados(X,DL),T is ((DL * PB) / 30).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106]&amp;&quot;', '&quot;&amp;[.D106]&amp;&quot;' , 1); &quot;" office:value-type="string" office:string-value="insert into ruler.predicado(dominio, nombre, descripcion, tipo_predicado)     values (1, 'valor_pago(X,V,P,T):- valor_contrato(X,VC), calcular_prestaciones(P,PC), Y is (VC - PC), duracion_contrato(X,D,V), R is Y / D, PB is (R rnd 0), dias_liquidados(X,DL),T is ((DL * PB) / 30).', 'a' , 1); " calcext:value-type="string">
            <text:p>insert into ruler.predicado(dominio, nombre, descripcion, tipo_predicado) <text:s text:c="4"/>values (1, 'valor_pago(X,V,P,T):- valor_contrato(X,VC), calcular_prestaciones(P,PC), Y is (VC - PC), duracion_contrato(X,D,V), R is Y / D, PB is (R rnd 0), dias_liquidados(X,DL),T is ((DL * PB) / 30).', 'a' , 1); 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centaje_salud(2017,0.04).</text:p>
          </table:table-cell>
          <table:table-cell office:value-type="string" calcext:value-type="string">
            <text:p>Porcentaj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107]&amp;&quot;', '&quot;&amp;[.D107]&amp;&quot;' , 1); &quot;" office:value-type="string" office:string-value="insert into ruler.predicado(dominio, nombre, descripcion, tipo_predicado)     values (1, 'porcentaje_salud(2017,0.04).', 'Porcentaje salud' , 1); " calcext:value-type="string">
            <text:p>insert into ruler.predicado(dominio, nombre, descripcion, tipo_predicado) <text:s text:c="4"/>values (1, 'porcentaje_salud(2017,0.04).', 'Porcentaje salud' , 1); 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centaje_pension(2017,0.04).</text:p>
          </table:table-cell>
          <table:table-cell office:value-type="string" calcext:value-type="string">
            <text:p>Porcentaje pensión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109]&amp;&quot;', '&quot;&amp;[.D109]&amp;&quot;' , 1); &quot;" office:value-type="string" office:string-value="insert into ruler.predicado(dominio, nombre, descripcion, tipo_predicado)     values (1, 'porcentaje_pension(2017,0.04).', 'Porcentaje pensión' , 1); " calcext:value-type="string">
            <text:p>insert into ruler.predicado(dominio, nombre, descripcion, tipo_predicado) <text:s text:c="4"/>values (1, 'porcentaje_pension(2017,0.04).', 'Porcentaje pensión' , 1); 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cular_prestaciones(P,VP):- valor_contrato(X,VC),porcentaje_prestaciones(P,PP),Y is PP * VC, VP is (Y rnd 0). </text:p>
          </table:table-cell>
          <table:table-cell office:value-type="string" calcext:value-type="string">
            <text:p>Fórmula para hallar prestaciones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110]&amp;&quot;', '&quot;&amp;[.D110]&amp;&quot;' , 1); &quot;" office:value-type="string" office:string-value="insert into ruler.predicado(dominio, nombre, descripcion, tipo_predicado)     values (1, 'calcular_prestaciones(P,VP):- valor_contrato(X,VC),porcentaje_prestaciones(P,PP),Y is PP * VC, VP is (Y rnd 0). ', 'Fórmula para hallar prestaciones' , 1); " calcext:value-type="string">
            <text:p>insert into ruler.predicado(dominio, nombre, descripcion, tipo_predicado) <text:s text:c="4"/>values (1, 'calcular_prestaciones(P,VP):- valor_contrato(X,VC),porcentaje_prestaciones(P,PP),Y is PP * VC, VP is (Y rnd 0). ', 'Fórmula para hallar prestaciones' , 1); 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epto_ley(X,Y,P,V,pension):- valor_pago(X,V,P,T), porcentaje_pension(P, PP), R is PP * T , Y is (R rnd 0).</text:p>
          </table:table-cell>
          <table:table-cell office:value-type="string" calcext:value-type="string">
            <text:p>Cálculo de pensión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113]&amp;&quot;', '&quot;&amp;[.D113]&amp;&quot;' , 1); &quot;" office:value-type="string" office:string-value="insert into ruler.predicado(dominio, nombre, descripcion, tipo_predicado)     values (1, 'concepto_ley(X,Y,P,V,pension):- valor_pago(X,V,P,T), porcentaje_pension(P, PP), R is PP * T , Y is (R rnd 0).', 'Cálculo de pensión' , 1); " calcext:value-type="string">
            <text:p>insert into ruler.predicado(dominio, nombre, descripcion, tipo_predicado) <text:s text:c="4"/>values (1, 'concepto_ley(X,Y,P,V,pension):- valor_pago(X,V,P,T), porcentaje_pension(P, PP), R is PP * T , Y is (R rnd 0).', 'Cálculo de pensión' , 1); 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epto_ley(X,Y,P,V,salud):- valor_pago(X,V,P,T), porcentaje_salud(P, PS), R is PS * T , Y is (R rnd 0).</text:p>
          </table:table-cell>
          <table:table-cell office:value-type="string" calcext:value-type="string">
            <text:p>Calculo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1, '&quot;&amp;[.C115]&amp;&quot;', '&quot;&amp;[.D115]&amp;&quot;' , 1); &quot;" office:value-type="string" office:string-value="insert into ruler.predicado(dominio, nombre, descripcion, tipo_predicado)     values (1, 'concepto_ley(X,Y,P,V,salud):- valor_pago(X,V,P,T), porcentaje_salud(P, PS), R is PS * T , Y is (R rnd 0).', 'Calculo de salud' , 1); " calcext:value-type="string">
            <text:p>insert into ruler.predicado(dominio, nombre, descripcion, tipo_predicado) <text:s text:c="4"/>values (1, 'concepto_ley(X,Y,P,V,salud):- valor_pago(X,V,P,T), porcentaje_salud(P, PS), R is PS * T , Y is (R rnd 0).', 'Calculo de salud' , 1); 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1">00/00/0000</text:date>, <text:time style:data-style-name="N2" text:time-value="11:19:07.93590970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1T11:23:02.327800397</dc:date>
    <dc:creator>Maria Ortiz</dc:creator>
    <meta:editing-duration>PT15M58S</meta:editing-duration>
    <meta:editing-cycles>3</meta:editing-cycles>
    <meta:generator>LibreOffice/5.0.6.2$Linux_X86_64 LibreOffice_project/00$Build-2</meta:generator>
    <meta:document-statistic meta:table-count="1" meta:cell-count="665" meta:object-count="0"/>
  </office:meta>
</office:document-meta>
</file>